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921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1.794cm"/>
    </style:style>
    <style:style style:name="co4" style:family="table-column">
      <style:table-column-properties fo:break-before="auto" style:column-width="1.06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T1" style:family="text">
      <style:text-properties style:font-name="Liberation Sans" style:font-name-asian="Liberation Sans" style:font-name-complex="Liberation Sans"/>
    </style:style>
  </office:automatic-styles>
  <office:body>
    <office:spreadsheet>
      <table:calculation-settings table:automatic-find-labels="false" table:use-regular-expressions="false" table:use-wildcards="true"/>
      <table:table table:name="stats_summarise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<text:s/>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Forum, containerOf, Post]</text:p>
          </table:table-cell>
          <table:table-cell office:value-type="float" office:value="172438" calcext:value-type="float">
            <text:p>172438</text:p>
          </table:table-cell>
          <table:table-cell table:formula="of:=[.B2]/[.$B$27]" office:value-type="float" office:value="2.07216963628218" calcext:value-type="float">
            <text:p>2.07216963628218</text:p>
          </table:table-cell>
          <table:table-cell/>
        </table:table-row>
        <table:table-row table:style-name="ro1">
          <table:table-cell office:value-type="string" calcext:value-type="string">
            <text:p>[Person, workAt, Company]</text:p>
          </table:table-cell>
          <table:table-cell office:value-type="float" office:value="3637" calcext:value-type="float">
            <text:p>3637</text:p>
          </table:table-cell>
          <table:table-cell table:formula="of:=[.B3]/[.$B$27]" office:value-type="float" office:value="0.0437054533638659" calcext:value-type="float">
            <text:p>0.0437054533638659</text:p>
          </table:table-cell>
          <table:table-cell/>
        </table:table-row>
        <table:table-row table:style-name="ro1">
          <table:table-cell office:value-type="string" calcext:value-type="string">
            <text:p>[Comment, replyOf, Comment]</text:p>
          </table:table-cell>
          <table:table-cell office:value-type="float" office:value="108027" calcext:value-type="float">
            <text:p>108027</text:p>
          </table:table-cell>
          <table:table-cell table:formula="of:=[.B4]/[.$B$27]" office:value-type="float" office:value="1.29814930177023" calcext:value-type="float">
            <text:p>1.29814930177023</text:p>
          </table:table-cell>
          <table:table-cell/>
        </table:table-row>
        <table:table-row table:style-name="ro1">
          <table:table-cell office:value-type="string" calcext:value-type="string">
            <text:p>[Person, isLocatedIn, City]</text:p>
          </table:table-cell>
          <table:table-cell office:value-type="float" office:value="1700" calcext:value-type="float">
            <text:p>1700</text:p>
          </table:table-cell>
          <table:table-cell table:formula="of:=[.B5]/[.$B$27]" office:value-type="float" office:value="0.0204287244208336" calcext:value-type="float">
            <text:p>0.0204287244208336</text:p>
          </table:table-cell>
          <table:table-cell/>
        </table:table-row>
        <table:table-row table:style-name="ro1">
          <table:table-cell office:value-type="string" calcext:value-type="string">
            <text:p>[Post, isLocatedIn, Country]</text:p>
          </table:table-cell>
          <table:table-cell office:value-type="float" office:value="172438" calcext:value-type="float">
            <text:p>172438</text:p>
          </table:table-cell>
          <table:table-cell table:formula="of:=[.B6]/[.$B$27]" office:value-type="float" office:value="2.07216963628218" calcext:value-type="float">
            <text:p>2.07216963628218</text:p>
          </table:table-cell>
          <table:table-cell/>
        </table:table-row>
        <table:table-row table:style-name="ro1">
          <table:table-cell office:value-type="string" calcext:value-type="string">
            <text:p>[Country, isPartOf, Continent]</text:p>
          </table:table-cell>
          <table:table-cell office:value-type="float" office:value="111" calcext:value-type="float">
            <text:p>111</text:p>
          </table:table-cell>
          <table:table-cell table:formula="of:=[.B7]/[.$B$27]" office:value-type="float" office:value="0.00133387553571326" calcext:value-type="float">
            <text:p>0.00133387553571326</text:p>
          </table:table-cell>
          <table:table-cell/>
        </table:table-row>
        <table:table-row table:style-name="ro1">
          <table:table-cell office:value-type="string" calcext:value-type="string">
            <text:p>[Comment, hasCreator, Person]</text:p>
          </table:table-cell>
          <table:table-cell office:value-type="float" office:value="215488" calcext:value-type="float">
            <text:p>215488</text:p>
          </table:table-cell>
          <table:table-cell table:formula="of:=[.B8]/[.$B$27]" office:value-type="float" office:value="2.589497039998" calcext:value-type="float">
            <text:p>2.589497039998</text:p>
          </table:table-cell>
          <table:table-cell/>
        </table:table-row>
        <table:table-row table:style-name="ro1">
          <table:table-cell office:value-type="string" calcext:value-type="string">
            <text:p>[Person, hasInterest, Tag]</text:p>
          </table:table-cell>
          <table:table-cell office:value-type="float" office:value="39170" calcext:value-type="float">
            <text:p>39170</text:p>
          </table:table-cell>
          <table:table-cell table:formula="of:=[.B9]/[.$B$27]" office:value-type="float" office:value="0.470701844449443" calcext:value-type="float">
            <text:p>0.470701844449443</text:p>
          </table:table-cell>
          <table:table-cell/>
        </table:table-row>
        <table:table-row table:style-name="ro1">
          <table:table-cell office:value-type="string" calcext:value-type="string">
            <text:p>[Post, hasCreator, Person]</text:p>
          </table:table-cell>
          <table:table-cell office:value-type="float" office:value="172438" calcext:value-type="float">
            <text:p>172438</text:p>
          </table:table-cell>
          <table:table-cell table:formula="of:=[.B10]/[.$B$27]" office:value-type="float" office:value="2.07216963628218" calcext:value-type="float">
            <text:p>2.07216963628218</text:p>
          </table:table-cell>
          <table:table-cell/>
        </table:table-row>
        <table:table-row table:style-name="ro1">
          <table:table-cell office:value-type="string" calcext:value-type="string">
            <text:p>[Forum, hasMember, Person]</text:p>
          </table:table-cell>
          <table:table-cell office:value-type="float" office:value="273866" calcext:value-type="float">
            <text:p>273866</text:p>
          </table:table-cell>
          <table:table-cell table:formula="of:=[.B11]/[.$B$27]" office:value-type="float" office:value="3.29101943660943" calcext:value-type="float">
            <text:p>3.29101943660943</text:p>
          </table:table-cell>
          <table:table-cell/>
        </table:table-row>
        <table:table-row table:style-name="ro1">
          <table:table-cell office:value-type="string" calcext:value-type="string">
            <text:p>[Post, hasTag, Tag]</text:p>
          </table:table-cell>
          <table:table-cell office:value-type="float" office:value="66346" calcext:value-type="float">
            <text:p>66346</text:p>
          </table:table-cell>
          <table:table-cell table:formula="of:=[.B12]/[.$B$27]" office:value-type="float" office:value="0.797273029661547" calcext:value-type="float">
            <text:p>0.797273029661547</text:p>
          </table:table-cell>
          <table:table-cell/>
        </table:table-row>
        <table:table-row table:style-name="ro1">
          <table:table-cell office:value-type="string" calcext:value-type="string">
            <text:p>[Comment, hasTag, Tag]</text:p>
          </table:table-cell>
          <table:table-cell office:value-type="float" office:value="252881" calcext:value-type="float">
            <text:p>252881</text:p>
          </table:table-cell>
          <table:table-cell table:formula="of:=[.B13]/[.$B$27]" office:value-type="float" office:value="3.03884485897931" calcext:value-type="float">
            <text:p>3.03884485897931</text:p>
          </table:table-cell>
          <table:table-cell/>
        </table:table-row>
        <table:table-row table:style-name="ro1">
          <table:table-cell office:value-type="string" calcext:value-type="string">
            <text:p>[Tag, hasType, TagCla]</text:p>
          </table:table-cell>
          <table:table-cell office:value-type="float" office:value="16080" calcext:value-type="float">
            <text:p>16080</text:p>
          </table:table-cell>
          <table:table-cell table:formula="of:=[.B14]/[.$B$27]" office:value-type="float" office:value="0.19323169922765" calcext:value-type="float">
            <text:p>0.19323169922765</text:p>
          </table:table-cell>
          <table:table-cell/>
        </table:table-row>
        <table:table-row table:style-name="ro1">
          <table:table-cell office:value-type="string" calcext:value-type="string">
            <text:p>[University, isLocatedIn, City]</text:p>
          </table:table-cell>
          <table:table-cell office:value-type="float" office:value="6380" calcext:value-type="float">
            <text:p>6380</text:p>
          </table:table-cell>
          <table:table-cell table:formula="of:=[.B15]/[.$B$27]" office:value-type="float" office:value="0.0766678010617169" calcext:value-type="float">
            <text:p>0.0766678010617169</text:p>
          </table:table-cell>
          <table:table-cell/>
        </table:table-row>
        <table:table-row table:style-name="ro1">
          <table:table-cell office:value-type="string" calcext:value-type="string">
            <text:p>[Forum, hasTag, Tag]</text:p>
          </table:table-cell>
          <table:table-cell office:value-type="float" office:value="54513" calcext:value-type="float">
            <text:p>54513</text:p>
          </table:table-cell>
          <table:table-cell table:formula="of:=[.B16]/[.$B$27]" office:value-type="float" office:value="0.655077090795826" calcext:value-type="float">
            <text:p>0.655077090795826</text:p>
          </table:table-cell>
          <table:table-cell/>
        </table:table-row>
        <table:table-row table:style-name="ro1">
          <table:table-cell office:value-type="string" calcext:value-type="string">
            <text:p>[Comment, isLocatedIn, Country]</text:p>
          </table:table-cell>
          <table:table-cell office:value-type="float" office:value="215488" calcext:value-type="float">
            <text:p>215488</text:p>
          </table:table-cell>
          <table:table-cell table:formula="of:=[.B17]/[.$B$27]" office:value-type="float" office:value="2.589497039998" calcext:value-type="float">
            <text:p>2.589497039998</text:p>
          </table:table-cell>
          <table:table-cell/>
        </table:table-row>
        <table:table-row table:style-name="ro1">
          <table:table-cell office:value-type="string" calcext:value-type="string">
            <text:p>[TagCla, isSubclassOf, TagCla]</text:p>
          </table:table-cell>
          <table:table-cell office:value-type="float" office:value="70" calcext:value-type="float">
            <text:p>70</text:p>
          </table:table-cell>
          <table:table-cell table:formula="of:=[.B18]/[.$B$27]" office:value-type="float" office:value="0.000841182770269621" calcext:value-type="float">
            <text:p>0.000841182770269621</text:p>
          </table:table-cell>
          <table:table-cell/>
        </table:table-row>
        <table:table-row table:style-name="ro1">
          <table:table-cell office:value-type="string" calcext:value-type="string">
            <text:p>[Person, studyAt, University]</text:p>
          </table:table-cell>
          <table:table-cell office:value-type="float" office:value="1374" calcext:value-type="float">
            <text:p>1374</text:p>
          </table:table-cell>
          <table:table-cell table:formula="of:=[.B19]/[.$B$27]" office:value-type="float" office:value="0.0165112160907208" calcext:value-type="float">
            <text:p>0.0165112160907208</text:p>
          </table:table-cell>
          <table:table-cell/>
        </table:table-row>
        <table:table-row table:style-name="ro1">
          <table:table-cell office:value-type="string" calcext:value-type="string">
            <text:p>[Forum, hasModerator, Person]</text:p>
          </table:table-cell>
          <table:table-cell office:value-type="float" office:value="17043" calcext:value-type="float">
            <text:p>17043</text:p>
          </table:table-cell>
          <table:table-cell table:formula="of:=[.B20]/[.$B$27]" office:value-type="float" office:value="0.204803970767216" calcext:value-type="float">
            <text:p>0.204803970767216</text:p>
          </table:table-cell>
          <table:table-cell/>
        </table:table-row>
        <table:table-row table:style-name="ro2">
          <table:table-cell table:style-name="ce1" office:value-type="string" calcext:value-type="string">
            <text:p>[Company, <text:span text:style-name="T1">isLocatedIn, Country]</text:span></text:p>
          </table:table-cell>
          <table:table-cell office:value-type="float" office:value="1575" calcext:value-type="float">
            <text:p>1575</text:p>
          </table:table-cell>
          <table:table-cell table:formula="of:=[.B21]/[.$B$27]" office:value-type="float" office:value="0.0189266123310665" calcext:value-type="float">
            <text:p>0.0189266123310665</text:p>
          </table:table-cell>
          <table:table-cell/>
        </table:table-row>
        <table:table-row table:style-name="ro1">
          <table:table-cell office:value-type="string" calcext:value-type="string">
            <text:p>[Person, knows, Person]</text:p>
          </table:table-cell>
          <table:table-cell office:value-type="float" office:value="18135" calcext:value-type="float">
            <text:p>18135</text:p>
          </table:table-cell>
          <table:table-cell table:formula="of:=[.B22]/[.$B$27]" office:value-type="float" office:value="0.217926421983422" calcext:value-type="float">
            <text:p>0.217926421983422</text:p>
          </table:table-cell>
          <table:table-cell/>
        </table:table-row>
        <table:table-row table:style-name="ro1">
          <table:table-cell office:value-type="string" calcext:value-type="string">
            <text:p>[Person, likes, Post]</text:p>
          </table:table-cell>
          <table:table-cell office:value-type="float" office:value="70199" calcext:value-type="float">
            <text:p>70199</text:p>
          </table:table-cell>
          <table:table-cell table:formula="of:=[.B23]/[.$B$27]" office:value-type="float" office:value="0.84357413271653" calcext:value-type="float">
            <text:p>0.84357413271653</text:p>
          </table:table-cell>
          <table:table-cell/>
        </table:table-row>
        <table:table-row table:style-name="ro1">
          <table:table-cell office:value-type="string" calcext:value-type="string">
            <text:p>[City, isPartOf, Country]</text:p>
          </table:table-cell>
          <table:table-cell office:value-type="float" office:value="1343" calcext:value-type="float">
            <text:p>1343</text:p>
          </table:table-cell>
          <table:table-cell table:formula="of:=[.B24]/[.$B$27]" office:value-type="float" office:value="0.0161386922924586" calcext:value-type="float">
            <text:p>0.0161386922924586</text:p>
          </table:table-cell>
          <table:table-cell/>
        </table:table-row>
        <table:table-row table:style-name="ro1">
          <table:table-cell office:value-type="string" calcext:value-type="string">
            <text:p>[Comment, replyOf, Post]</text:p>
          </table:table-cell>
          <table:table-cell office:value-type="float" office:value="107461" calcext:value-type="float">
            <text:p>107461</text:p>
          </table:table-cell>
          <table:table-cell table:formula="of:=[.B25]/[.$B$27]" office:value-type="float" office:value="1.29134773822777" calcext:value-type="float">
            <text:p>1.29134773822777</text:p>
          </table:table-cell>
          <table:table-cell/>
        </table:table-row>
        <table:table-row table:style-name="ro1">
          <table:table-cell office:value-type="string" calcext:value-type="string">
            <text:p>[Person, likes, Comment]</text:p>
          </table:table-cell>
          <table:table-cell office:value-type="float" office:value="92203" calcext:value-type="float">
            <text:p>92203</text:p>
          </table:table-cell>
          <table:table-cell table:formula="of:=[.B26]/[.$B$27]" office:value-type="float" office:value="1.10799392810243" calcext:value-type="float">
            <text:p>1.10799392810243</text:p>
          </table:table-cell>
          <table:table-cell/>
        </table:table-row>
        <table:table-row table:style-name="ro1">
          <table:table-cell/>
          <table:table-cell table:formula="of:=AVERAGE([.B2:.B26])" office:value-type="float" office:value="83216.16" calcext:value-type="float">
            <text:p>83216.16</text:p>
          </table:table-cell>
          <table:table-cell table:number-columns-repeated="2"/>
        </table:table-row>
      </table:table>
      <table:table table:name="Sheet2" table:style-name="ta1">
        <office:forms form:automatic-focus="false" form:apply-design-mode="false"/>
        <table:table-column table:style-name="co5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tartLabel</text:p>
          </table:table-cell>
          <table:table-cell office:value-type="string" calcext:value-type="string">
            <text:p>EndLabel</text:p>
          </table:table-cell>
          <table:table-cell office:value-type="string" calcext:value-type="string">
            <text:p>EdgeLabel</text:p>
          </table:table-cell>
          <table:table-cell office:value-type="string" calcext:value-type="string">
            <text:p><text:s/>Count</text:p>
          </table:table-cell>
          <table:table-cell office:value-type="string" calcext:value-type="string">
            <text:p>Count/AvgCount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Post</text:p>
          </table:table-cell>
          <table:table-cell office:value-type="string" calcext:value-type="string">
            <text:p><text:s/>containerOf</text:p>
          </table:table-cell>
          <table:table-cell office:value-type="float" office:value="172438" calcext:value-type="float">
            <text:p>172438</text:p>
          </table:table-cell>
          <table:table-cell office:value-type="float" office:value="2.07216963628218" calcext:value-type="float">
            <text:p>2.07216963628218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Company</text:p>
          </table:table-cell>
          <table:table-cell office:value-type="string" calcext:value-type="string">
            <text:p><text:s/>workAt</text:p>
          </table:table-cell>
          <table:table-cell office:value-type="float" office:value="3637" calcext:value-type="float">
            <text:p>3637</text:p>
          </table:table-cell>
          <table:table-cell office:value-type="float" office:value="0.0437054533638659" calcext:value-type="float">
            <text:p>0.0437054533638659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Comment</text:p>
          </table:table-cell>
          <table:table-cell office:value-type="string" calcext:value-type="string">
            <text:p><text:s/>replyOf</text:p>
          </table:table-cell>
          <table:table-cell office:value-type="float" office:value="108027" calcext:value-type="float">
            <text:p>108027</text:p>
          </table:table-cell>
          <table:table-cell office:value-type="float" office:value="1.29814930177023" calcext:value-type="float">
            <text:p>1.29814930177023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City</text:p>
          </table:table-cell>
          <table:table-cell office:value-type="string" calcext:value-type="string">
            <text:p><text:s/>isLocatedIn</text:p>
          </table:table-cell>
          <table:table-cell office:value-type="float" office:value="1700" calcext:value-type="float">
            <text:p>1700</text:p>
          </table:table-cell>
          <table:table-cell office:value-type="float" office:value="0.0204287244208336" calcext:value-type="float">
            <text:p>0.0204287244208336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LocatedIn</text:p>
          </table:table-cell>
          <table:table-cell office:value-type="float" office:value="172438" calcext:value-type="float">
            <text:p>172438</text:p>
          </table:table-cell>
          <table:table-cell office:value-type="float" office:value="2.07216963628218" calcext:value-type="float">
            <text:p>2.07216963628218</text:p>
          </table:table-cell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<text:s/>Continent</text:p>
          </table:table-cell>
          <table:table-cell office:value-type="string" calcext:value-type="string">
            <text:p><text:s/>isPartOf</text:p>
          </table:table-cell>
          <table:table-cell office:value-type="float" office:value="111" calcext:value-type="float">
            <text:p>111</text:p>
          </table:table-cell>
          <table:table-cell office:value-type="float" office:value="0.00133387553571326" calcext:value-type="float">
            <text:p>0.00133387553571326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Creator</text:p>
          </table:table-cell>
          <table:table-cell office:value-type="float" office:value="215488" calcext:value-type="float">
            <text:p>215488</text:p>
          </table:table-cell>
          <table:table-cell office:value-type="float" office:value="2.589497039998" calcext:value-type="float">
            <text:p>2.589497039998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Interest</text:p>
          </table:table-cell>
          <table:table-cell office:value-type="float" office:value="39170" calcext:value-type="float">
            <text:p>39170</text:p>
          </table:table-cell>
          <table:table-cell office:value-type="float" office:value="0.470701844449443" calcext:value-type="float">
            <text:p>0.470701844449443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Creator</text:p>
          </table:table-cell>
          <table:table-cell office:value-type="float" office:value="172438" calcext:value-type="float">
            <text:p>172438</text:p>
          </table:table-cell>
          <table:table-cell office:value-type="float" office:value="2.07216963628218" calcext:value-type="float">
            <text:p>2.07216963628218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Member</text:p>
          </table:table-cell>
          <table:table-cell office:value-type="float" office:value="273866" calcext:value-type="float">
            <text:p>273866</text:p>
          </table:table-cell>
          <table:table-cell office:value-type="float" office:value="3.29101943660943" calcext:value-type="float">
            <text:p>3.29101943660943</text:p>
          </table:table-cell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Tag</text:p>
          </table:table-cell>
          <table:table-cell office:value-type="float" office:value="66346" calcext:value-type="float">
            <text:p>66346</text:p>
          </table:table-cell>
          <table:table-cell office:value-type="float" office:value="0.797273029661547" calcext:value-type="float">
            <text:p>0.797273029661547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Tag</text:p>
          </table:table-cell>
          <table:table-cell office:value-type="float" office:value="252881" calcext:value-type="float">
            <text:p>252881</text:p>
          </table:table-cell>
          <table:table-cell office:value-type="float" office:value="3.03884485897931" calcext:value-type="float">
            <text:p>3.03884485897931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<text:s/>TagCla</text:p>
          </table:table-cell>
          <table:table-cell office:value-type="string" calcext:value-type="string">
            <text:p><text:s/>hasType</text:p>
          </table:table-cell>
          <table:table-cell office:value-type="float" office:value="16080" calcext:value-type="float">
            <text:p>16080</text:p>
          </table:table-cell>
          <table:table-cell office:value-type="float" office:value="0.19323169922765" calcext:value-type="float">
            <text:p>0.19323169922765</text:p>
          </table:table-cell>
        </table:table-row>
        <table:table-row table:style-name="ro1">
          <table:table-cell office:value-type="string" calcext:value-type="string">
            <text:p>University</text:p>
          </table:table-cell>
          <table:table-cell office:value-type="string" calcext:value-type="string">
            <text:p><text:s/>City</text:p>
          </table:table-cell>
          <table:table-cell office:value-type="string" calcext:value-type="string">
            <text:p><text:s/>isLocatedIn</text:p>
          </table:table-cell>
          <table:table-cell office:value-type="float" office:value="6380" calcext:value-type="float">
            <text:p>6380</text:p>
          </table:table-cell>
          <table:table-cell office:value-type="float" office:value="0.0766678010617169" calcext:value-type="float">
            <text:p>0.0766678010617169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Tag</text:p>
          </table:table-cell>
          <table:table-cell office:value-type="string" calcext:value-type="string">
            <text:p><text:s/>hasTag</text:p>
          </table:table-cell>
          <table:table-cell office:value-type="float" office:value="54513" calcext:value-type="float">
            <text:p>54513</text:p>
          </table:table-cell>
          <table:table-cell office:value-type="float" office:value="0.655077090795826" calcext:value-type="float">
            <text:p>0.655077090795826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LocatedIn</text:p>
          </table:table-cell>
          <table:table-cell office:value-type="float" office:value="215488" calcext:value-type="float">
            <text:p>215488</text:p>
          </table:table-cell>
          <table:table-cell office:value-type="float" office:value="2.589497039998" calcext:value-type="float">
            <text:p>2.589497039998</text:p>
          </table:table-cell>
        </table:table-row>
        <table:table-row table:style-name="ro1">
          <table:table-cell office:value-type="string" calcext:value-type="string">
            <text:p>TagCla</text:p>
          </table:table-cell>
          <table:table-cell office:value-type="string" calcext:value-type="string">
            <text:p><text:s/>TagCla</text:p>
          </table:table-cell>
          <table:table-cell office:value-type="string" calcext:value-type="string">
            <text:p><text:s/>isSubclassOf</text:p>
          </table:table-cell>
          <table:table-cell office:value-type="float" office:value="70" calcext:value-type="float">
            <text:p>70</text:p>
          </table:table-cell>
          <table:table-cell office:value-type="float" office:value="0.000841182770269621" calcext:value-type="float">
            <text:p>0.000841182770269621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University</text:p>
          </table:table-cell>
          <table:table-cell office:value-type="string" calcext:value-type="string">
            <text:p><text:s/>studyAt</text:p>
          </table:table-cell>
          <table:table-cell office:value-type="float" office:value="1374" calcext:value-type="float">
            <text:p>1374</text:p>
          </table:table-cell>
          <table:table-cell office:value-type="float" office:value="0.0165112160907208" calcext:value-type="float">
            <text:p>0.0165112160907208</text:p>
          </table:table-cell>
        </table:table-row>
        <table:table-row table:style-name="ro1">
          <table:table-cell office:value-type="string" calcext:value-type="string">
            <text:p>Forum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hasModerator</text:p>
          </table:table-cell>
          <table:table-cell office:value-type="float" office:value="17043" calcext:value-type="float">
            <text:p>17043</text:p>
          </table:table-cell>
          <table:table-cell office:value-type="float" office:value="0.204803970767216" calcext:value-type="float">
            <text:p>0.204803970767216</text:p>
          </table:table-cell>
        </table:table-row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LocatedIn</text:p>
          </table:table-cell>
          <table:table-cell office:value-type="float" office:value="1575" calcext:value-type="float">
            <text:p>1575</text:p>
          </table:table-cell>
          <table:table-cell office:value-type="float" office:value="0.0189266123310665" calcext:value-type="float">
            <text:p>0.0189266123310665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Person</text:p>
          </table:table-cell>
          <table:table-cell office:value-type="string" calcext:value-type="string">
            <text:p><text:s/>knows</text:p>
          </table:table-cell>
          <table:table-cell office:value-type="float" office:value="18135" calcext:value-type="float">
            <text:p>18135</text:p>
          </table:table-cell>
          <table:table-cell office:value-type="float" office:value="0.217926421983422" calcext:value-type="float">
            <text:p>0.217926421983422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Post</text:p>
          </table:table-cell>
          <table:table-cell office:value-type="string" calcext:value-type="string">
            <text:p><text:s/>likes</text:p>
          </table:table-cell>
          <table:table-cell office:value-type="float" office:value="70199" calcext:value-type="float">
            <text:p>70199</text:p>
          </table:table-cell>
          <table:table-cell office:value-type="float" office:value="0.84357413271653" calcext:value-type="float">
            <text:p>0.84357413271653</text:p>
          </table:table-cell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<text:s/>Country</text:p>
          </table:table-cell>
          <table:table-cell office:value-type="string" calcext:value-type="string">
            <text:p><text:s/>isPartOf</text:p>
          </table:table-cell>
          <table:table-cell office:value-type="float" office:value="1343" calcext:value-type="float">
            <text:p>1343</text:p>
          </table:table-cell>
          <table:table-cell office:value-type="float" office:value="0.0161386922924586" calcext:value-type="float">
            <text:p>0.0161386922924586</text:p>
          </table:table-cell>
        </table:table-row>
        <table:table-row table:style-name="ro1">
          <table:table-cell office:value-type="string" calcext:value-type="string">
            <text:p>Comment</text:p>
          </table:table-cell>
          <table:table-cell office:value-type="string" calcext:value-type="string">
            <text:p><text:s/>Post</text:p>
          </table:table-cell>
          <table:table-cell office:value-type="string" calcext:value-type="string">
            <text:p><text:s/>replyOf</text:p>
          </table:table-cell>
          <table:table-cell office:value-type="float" office:value="107461" calcext:value-type="float">
            <text:p>107461</text:p>
          </table:table-cell>
          <table:table-cell office:value-type="float" office:value="1.29134773822777" calcext:value-type="float">
            <text:p>1.29134773822777</text:p>
          </table:table-cell>
        </table:table-row>
        <table:table-row table:style-name="ro1">
          <table:table-cell office:value-type="string" calcext:value-type="string">
            <text:p>Person</text:p>
          </table:table-cell>
          <table:table-cell office:value-type="string" calcext:value-type="string">
            <text:p><text:s/>Comment</text:p>
          </table:table-cell>
          <table:table-cell office:value-type="string" calcext:value-type="string">
            <text:p><text:s/>likes</text:p>
          </table:table-cell>
          <table:table-cell office:value-type="float" office:value="92203" calcext:value-type="float">
            <text:p>92203</text:p>
          </table:table-cell>
          <table:table-cell office:value-type="float" office:value="1.10799392810243" calcext:value-type="float">
            <text:p>1.107993928102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1T16:06:02.662467983</dc:date>
    <meta:editing-duration>PT28M48S</meta:editing-duration>
    <meta:editing-cycles>3</meta:editing-cycles>
    <meta:generator>LibreOffice/24.2.5.2$Linux_X86_64 LibreOffice_project/420$Build-2</meta:generator>
    <meta:document-statistic meta:table-count="2" meta:cell-count="208" meta:object-count="0"/>
  </office:meta>
</office:document-meta>
</file>